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478cm"/>
    </style:style>
    <style:style style:name="co6" style:family="table-column">
      <style:table-column-properties fo:break-before="auto" style:column-width="7.2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ext-properties style:font-name="Linux Libertine O" fo:font-size="10.5pt" fo:language="de" fo:country="DE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9" style:family="table-cell" style:parent-style-name="Default">
      <style:text-properties style:font-name="Linux Libertine O" fo:font-size="10.5pt" fo:language="en" fo:country="US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5" style:family="table-cell" style:parent-style-name="Default">
      <style:text-properties style:font-name="Linux Libertine O" fo:font-size="10.5pt" fo:language="de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2" style:family="table-cell" style:parent-style-name="Default">
      <style:table-cell-properties fo:background-color="#ffff00"/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ext-properties style:font-name="Linux Libertine O" fo:font-size="10.5pt" fo:language="en" fo:country="GB" fo:font-weight="normal" style:font-name-asian="Noto Sans CJK SC" style:font-size-asian="10.5pt" style:font-weight-asian="normal" style:font-name-complex="Noto Sans Devanagari" style:font-size-complex="10.5pt" style:font-weight-complex="normal"/>
    </style:style>
    <style:style style:name="ce4" style:family="table-cell" style:parent-style-name="Default">
      <style:text-properties style:font-name="Linux Libertine O" fo:font-size="10.5pt" fo:language="en" fo:country="US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ext-properties style:font-name="Linux Libertine O" fo:font-size="10.5pt" fo:language="it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6" style:family="table-cell" style:parent-style-name="Default">
      <style:text-properties style:font-name="Linux Libertine O" fo:font-size="10.5pt" fo:language="de" fo:country="DE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7" style:family="table-cell" style:parent-style-name="Default">
      <style:text-properties style:font-name="Linux Libertine O" fo:font-size="10.5pt" fo:font-weight="normal" style:font-name-asian="DejaVu Sans" style:font-size-asian="10.5pt" style:font-weight-asian="normal" style:font-name-complex="Noto Sans Arabic" style:font-size-complex="10.5pt" style:font-weight-complex="normal"/>
    </style:style>
    <style:style style:name="ce8" style:family="table-cell" style:parent-style-name="Default">
      <style:text-properties style:font-name="Linux Libertine O" fo:font-size="10.5pt" fo:language="en" fo:country="US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0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1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2" style:family="table-cell" style:parent-style-name="Default">
      <style:text-properties style:font-name="Linux Libertine O" fo:font-size="10.5pt" fo:language="de" fo:country="CH" fo:font-style="italic" fo:font-weight="normal" style:font-name-asian="Noto Serif CJK SC" style:font-size-asian="10.5pt" style:font-weight-asian="normal" style:font-name-complex="Arial" style:font-size-complex="10.5pt" style:font-style-complex="italic" style:font-weight-complex="normal"/>
    </style:style>
    <style:style style:name="ce1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nux Libertine O" fo:font-size="10.5pt" fo:language="fr" fo:country="CH" fo:font-weight="normal" style:font-name-asian="DejaVu Sans" style:font-size-asian="10.5pt" style:font-weight-asian="normal" style:font-name-complex="Noto Sans Arabic" style:font-size-complex="10.5pt" style:font-weight-complex="normal"/>
    </style:style>
    <style:style style:name="ce17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size-complex="10.5pt" style:font-weight-complex="normal"/>
    </style:style>
    <style:style style:name="ce18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Times New Roman" style:font-size-complex="10.5pt" style:font-weight-complex="normal"/>
    </style:style>
    <style:style style:name="ce19" style:family="table-cell" style:parent-style-name="Default">
      <style:text-properties style:font-name="Linux Libertine O" fo:font-size="10.5pt" fo:font-weight="normal" style:font-name-asian="Noto Sans CJK SC" style:font-size-asian="10.5pt" style:font-weight-asian="normal" style:font-name-complex="Noto Sans Devanagari" style:font-size-complex="10.5pt" style:font-weight-complex="normal"/>
    </style:style>
    <style:style style:name="ce20" style:family="table-cell" style:parent-style-name="Default">
      <style:text-properties style:font-name="Liberation Serif1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21" style:family="table-cell" style:parent-style-name="Default">
      <style:text-properties style:font-name="Linux Libertine O" fo:font-size="10.5pt" fo:font-weight="normal" style:font-name-asian="Liberation Mono" style:font-size-asian="10.5pt" style:font-weight-asian="normal" style:font-name-complex="Liberation Mono" style:font-size-complex="10.5pt" style:font-weight-complex="normal"/>
    </style:style>
    <style:style style:name="ce22" style:family="table-cell" style:parent-style-name="Default">
      <style:table-cell-properties fo:background-color="#f7d1d5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7d1d5"/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style:use-window-font-color="true" style:letter-kerning="true" fo:language="de" fo:country="DE" style:language-asian="zh" style:country-asian="CN" style:language-complex="hi" style:country-complex="IN"/>
    </style:style>
    <style:style style:name="T2" style:family="text">
      <style:text-properties style:use-window-font-color="true" style:letter-kerning="true" fo:language="en" fo:country="US" style:language-asian="zh" style:country-asian="CN" style:language-complex="hi" style:country-complex="IN"/>
    </style:style>
    <style:style style:name="T3" style:family="text">
      <style:text-properties style:use-window-font-color="true" style:letter-kerning="true" fo:language="de" fo:country="CH" style:language-asian="zh" style:country-asian="CN" style:language-complex="hi" style:country-complex="IN"/>
    </style:style>
    <style:style style:name="T4" style:family="text">
      <style:text-properties style:use-window-font-color="true" style:font-name="Arial" style:letter-kerning="true" fo:language="en" fo:country="US" style:language-asian="zh" style:country-asian="CN" style:language-complex="hi" style:country-complex="IN" style:font-name-asian="Noto Serif CJK SC" style:font-name-complex="Arial"/>
    </style:style>
    <style:style style:name="T5" style:family="text">
      <style:text-properties style:use-window-font-color="true" style:font-name="Arial" fo:font-size="11pt" style:letter-kerning="true" fo:language="de" fo:country="CH" style:language-asian="zh" style:country-asian="CN" style:language-complex="hi" style:country-complex="IN" style:font-name-asian="Noto Serif CJK SC" style:font-name-complex="Arial" style:font-size-asian="10pt" style:font-size-complex="11pt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it" fo:country="CH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fo:font-style="italic" style:letter-kerning="true" fo:language="en" fo:country="US" style:language-asian="zh" style:country-asian="CN" style:language-complex="hi" style:country-complex="IN" style:font-size-asian="10pt"/>
    </style:style>
    <style:style style:name="T8" style:family="text">
      <style:text-properties style:use-window-font-color="true" style:letter-kerning="true" fo:language="en" fo:country="US" style:language-asian="zh" style:country-asian="CN" style:language-complex="hi" style:country-complex="IN" style:font-size-asian="10pt"/>
    </style:style>
    <style:style style:name="T9" style:family="text">
      <style:text-properties style:use-window-font-color="true" style:letter-kerning="true" fo:language="fr" fo:country="CH" style:language-asian="zh" style:country-asian="CN" style:language-complex="hi" style:country-complex="IN"/>
    </style:style>
    <style:style style:name="T10" style:family="text">
      <style:text-properties style:use-window-font-color="true" style:letter-kerning="true" fo:language="en" fo:country="GB" style:language-asian="zh" style:country-asian="CN" style:language-complex="hi" style:country-complex="IN"/>
    </style:style>
    <style:style style:name="T11" style:family="text">
      <style:text-properties style:use-window-font-color="true" style:font-name="Times New Roman" fo:font-size="10pt" style:letter-kerning="true" fo:language="fr" fo:country="CH" style:language-asian="zh" style:country-asian="CN" style:language-complex="hi" style:country-complex="IN" style:font-name-complex="Times New Roman" style:font-size-complex="10pt"/>
    </style:style>
    <style:style style:name="T12" style:family="text">
      <style:text-properties style:use-window-font-color="true" style:letter-kerning="true" style:language-asian="zh" style:country-asian="CN" style:language-complex="hi" style:country-complex="IN" style:font-name="Arial" fo:font-size="11pt" fo:language="de" fo:country="CH" style:font-name-complex="Arial" style:font-size-complex="11pt"/>
    </style:style>
    <style:style style:name="T13" style:family="text">
      <style:text-properties style:use-window-font-color="true" style:font-name="Arial" fo:font-size="11pt" style:letter-kerning="true" fo:language="en" fo:country="GB" style:language-asian="zh" style:country-asian="CN" style:language-complex="hi" style:country-complex="IN" style:font-name-complex="Arial" style:font-size-complex="11pt"/>
    </style:style>
    <style:style style:name="T14" style:family="text">
      <style:text-properties style:use-window-font-color="true" style:letter-kerning="true" style:language-asian="zh" style:country-asian="CN" style:language-complex="hi" style:country-complex="IN" style:font-name="Times New Roman" fo:font-size="10pt" fo:language="fr" fo:country="CH" style:font-name-complex="Times New Roman" style:font-size-complex="10pt"/>
    </style:style>
    <style:style style:name="T15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nux Libertine Display 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2" table:default-cell-style-name="ce8"/>
        <table:table-column table:style-name="co2" table:number-columns-repeated="4" table:default-cell-style-name="ce1"/>
        <table:table-column table:style-name="co2" table:number-columns-repeated="2" table:default-cell-style-name="ce7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Segmentation-auto</text:p>
          </table:table-cell>
          <table:table-cell office:value-type="string" calcext:value-type="string">
            <text:p>OCR-auto</text:p>
          </table:table-cell>
          <table:table-cell office:value-type="string" calcext:value-type="string">
            <text:p>Segmentation_revue</text:p>
          </table:table-cell>
          <table:table-cell office:value-type="string" calcext:value-type="string">
            <text:p>Transcription_verses_revue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<text:s text:c="2"/>Resp</text:p>
          </table:table-cell>
          <table:table-cell office:value-type="string" calcext:value-type="string">
            <text:p>Author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ink digital book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Call numbe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files for script</text:p>
          </table:table-cell>
          <table:table-cell office:value-type="string" calcext:value-type="string">
            <text:p>page_nbr</text:p>
          </table:table-cell>
        </table:table-row>
        <table:table-row table:style-name="ro1">
          <table:table-cell office:value-type="string" calcext:value-type="string">
            <text:p>Bugenhagen_Rm</text:p>
          </table:table-cell>
          <table:table-cell table:style-name="ce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Johannes Bugenhagen</text:p>
          </table:table-cell>
          <table:table-cell table:style-name="ce6" office:value-type="string" calcext:value-type="string">
            <text:p><text:span text:style-name="T1">In epistolam Pauli ad Romanos Interpretatio</text:span></text:p>
          </table:table-cell>
          <table:table-cell office:value-type="string" calcext:value-type="string">
            <text:p>Johannes Secerius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Hagenau</text:p>
          </table:table-cell>
          <table:table-cell table:style-name="ce16" office:value-type="string" calcext:value-type="string">
            <text:p><text:a xlink:href="https://data.onb.ac.at/rep/10AC1F79" xlink:type="simple">https://data.onb.ac.at/rep/10AC1F79</text:a></text:p>
          </table:table-cell>
          <table:table-cell table:style-name="ce19" office:value-type="string" calcext:value-type="string">
            <text:p><text:s/>Österreichische Nationalbibliothek</text:p>
          </table:table-cell>
          <table:table-cell office:value-type="string" calcext:value-type="string">
            <text:p><text:a xlink:href="https://data.onb.ac.at/rec/AC09747515" xlink:type="simple">77.K.55 ALT PRUNK</text:a>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api.onb.ac.at/iiif/presentation/v3/manifest/10AC1F79" xlink:type="simple">https://api.onb.ac.at/iiif/presentation/v3/manifest/10AC1F79</text:a>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Calvin_Rm</text:p>
          </table:table-cell>
          <table:table-cell table:style-name="ce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Jean Calvin</text:p>
          </table:table-cell>
          <table:table-cell table:style-name="ce1" office:value-type="string" calcext:value-type="string">
            <text:p>Commentarij in Epistolam Pauli ad Romanos</text:p>
            <text:p/>
          </table:table-cell>
          <table:table-cell office:value-type="string" calcext:value-type="string">
            <text:p>Rihel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trassbourg</text:p>
          </table:table-cell>
          <table:table-cell office:value-type="string" calcext:value-type="string">
            <text:p><text:a xlink:href="https://mdz-nbn-resolving.de/urn:nbn:de:bvb:12-bsb11119106-3" xlink:type="simple">https://mdz-nbn-resolving.de/urn:nbn:de:bvb:12-bsb11119106-3</text:a></text:p>
          </table:table-cell>
          <table:table-cell office:value-type="string" calcext:value-type="string">
            <text:p>Regensburg, Staatliche Bibliothek</text:p>
          </table:table-cell>
          <table:table-cell office:value-type="string" calcext:value-type="string">
            <text:p>999/Theol.syst.1101(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b11119106_00005-bsb11119106_0046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rasmus_Cor</text:p>
          </table:table-cell>
          <table:table-cell table:style-name="ce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siderius Erasme</text:p>
          </table:table-cell>
          <table:table-cell table:style-name="ce7" office:value-type="string" calcext:value-type="string">
            <text:p>Paraphrasis in duas epistolas Pauli ad Corinthios </text:p>
          </table:table-cell>
          <table:table-cell office:value-type="string" calcext:value-type="string">
            <text:p>Frobe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Basel</text:p>
          </table:table-cell>
          <table:table-cell table:style-name="ce7" office:value-type="string" calcext:value-type="string">
            <text:p><text:a xlink:href="https://doi.org/10.3931/e-rara-3172" xlink:type="simple">https://doi.org/10.3931/e-rara-3172</text:a> <text:a xlink:href="https://www.e-rara.ch/bau_1/wiki/identifier/doiresolving?doi=10.3931/e-rara-3172" xlink:type="simple"> </text:a></text:p>
          </table:table-cell>
          <table:table-cell office:value-type="string" calcext:value-type="string">
            <text:p>Universitätsbibliothek Basel,</text:p>
          </table:table-cell>
          <table:table-cell office:value-type="string" calcext:value-type="string">
            <text:p>UBH FC* III 8: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92835-1193059</text:p>
          </table:table-cell>
          <table:table-cell office:value-type="float" office:value="224" calcext:value-type="float">
            <text:p>224</text:p>
          </table:table-cell>
        </table:table-row>
        <table:table-row table:style-name="ro3">
          <table:table-cell table:style-name="ce26" office:value-type="string" calcext:value-type="string">
            <text:p><text:span text:style-name="T1">Hemmingsen_Rm</text:span></text:p>
          </table:table-cell>
          <table:table-cell table:style-name="ce3" office:value-type="string" calcext:value-type="string">
            <text:p>dn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Niels Hemmigsen</text:p>
          </table:table-cell>
          <table:table-cell table:style-name="ce6" office:value-type="string" calcext:value-type="string">
            <text:p><text:span text:style-name="T1">Commentarius in epistolam Pauli ad Romanos</text:span></text:p>
          </table:table-cell>
          <table:table-cell office:value-type="string" calcext:value-type="string">
            <text:p>Voegelin Ernst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Leipzig</text:p>
          </table:table-cell>
          <table:table-cell table:style-name="ce17" office:value-type="string" calcext:value-type="string">
            <text:p><text:span text:style-name="T11"><text:a xlink:href="http://mdz-nbn-resolving.de/urn:nbn:de:bvb:12-bsb10176721-0" xlink:type="simple">http://mdz-nbn-resolving.de/urn:nbn:de:bvb:12-bsb10176721-0</text:a></text:span><text:span text:style-name="T12"> </text:span></text:p>
          </table:table-cell>
          <table:table-cell office:value-type="string" calcext:value-type="string">
            <text:p>München, Bayerische Staatsbibliothek</text:p>
          </table:table-cell>
          <table:table-cell office:value-type="string" calcext:value-type="string">
            <text:p>Exeg. 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b10176721_00001-bsb10176721_0053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style-name="ce9" office:value-type="string" calcext:value-type="string">
            <text:p><text:span text:style-name="T2">Knopken_Rm</text:span>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table:style-name="ce4" office:value-type="string" calcext:value-type="string">
            <text:p><text:span text:style-name="T4">Andreas Knopken</text:span></text:p>
          </table:table-cell>
          <table:table-cell office:value-type="string" calcext:value-type="string">
            <text:p><text:span text:style-name="T2">In epistolam ad Romanos interpretatio</text:span></text:p>
          </table:table-cell>
          <table:table-cell office:value-type="string" calcext:value-type="string">
            <text:p>Johann Petreius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Nuernberg</text:p>
          </table:table-cell>
          <table:table-cell table:style-name="ce8" office:value-type="string" calcext:value-type="string">
            <text:p><text:span text:style-name="T2"><text:a xlink:href="https://onb.digital/result/109892B3" xlink:type="simple">https://onb.digital/result/109892B3</text:a></text:span></text:p>
          </table:table-cell>
          <table:table-cell table:style-name="ce1" office:value-type="string" calcext:value-type="string">
            <text:p><text:s/>Österreichische Nationalbibliothek</text:p>
          </table:table-cell>
          <table:table-cell office:value-type="string" calcext:value-type="string">
            <text:p>79.Ee.102 ALT PRUNK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api.onb.ac.at/iiif/presentation/v3/manifest/109892B3" xlink:type="simple">https://api.onb.ac.at/iiif/presentation/v3/manifest/109892B3</text:a>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ajor_Rm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<text:s/>Georg Maior</text:p>
          </table:table-cell>
          <table:table-cell table:style-name="ce9" office:value-type="string" calcext:value-type="string">
            <text:p><text:span text:style-name="T7">Series et dispositio orationis in epistola Pauli ad Romanos</text:span><text:span text:style-name="T8">,</text:span></text:p>
          </table:table-cell>
          <table:table-cell office:value-type="string" calcext:value-type="string">
            <text:p>Hans Luf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ttenberg</text:p>
          </table:table-cell>
          <table:table-cell table:style-name="ce7" office:value-type="string" calcext:value-type="string">
            <text:p><text:a xlink:href="https://www.digitale-sammlungen.de/en/details/bsb10176888" xlink:type="simple">https://www.digitale-sammlungen.de/en/details/bsb10176888</text:a></text:p>
          </table:table-cell>
          <table:table-cell office:value-type="string" calcext:value-type="string">
            <text:p>München, Bayerische Staatsbibliothek</text:p>
          </table:table-cell>
          <table:table-cell office:value-type="string" calcext:value-type="string">
            <text:p>Exeg. 730#Beibd.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sb10176888_00001-bsb10176888_00288</text:p>
          </table:table-cell>
          <table:table-cell office:value-type="float" office:value="288" calcext:value-type="float">
            <text:p>288</text:p>
          </table:table-cell>
        </table:table-row>
        <table:table-row table:style-name="ro4">
          <table:table-cell office:value-type="string" calcext:value-type="string">
            <text:p>Megander_Eph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spar Megander</text:p>
          </table:table-cell>
          <table:table-cell table:style-name="ce10" office:value-type="string" calcext:value-type="string">
            <text:p><text:span text:style-name="T9">n epistolam Pauli ad Ephesios commentarius una cum Ioannis Rhellicani epistola monitoria</text:span></text:p>
          </table:table-cell>
          <table:table-cell office:value-type="string" calcext:value-type="string">
            <text:p>Henrichus Petri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https://www.digitale-sammlungen.de/en/details/bsb00036972</text:p>
          </table:table-cell>
          <table:table-cell office:value-type="string" calcext:value-type="string">
            <text:p>München, Bayerische Staatsbibliothek</text:p>
          </table:table-cell>
          <table:table-cell office:value-type="string" calcext:value-type="string">
            <text:p>Exeg. 700 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8">bsb00036972_0001-bsb00036972_</text:span>00282</text:p>
          </table:table-cell>
          <table:table-cell office:value-type="float" office:value="282" calcext:value-type="float">
            <text:p>282</text:p>
          </table:table-cell>
        </table:table-row>
        <table:table-row table:style-name="ro5">
          <table:table-cell table:style-name="ce9" office:value-type="string" calcext:value-type="string">
            <text:p>Melanchthon_Rom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hilipp Melanchthon</text:p>
          </table:table-cell>
          <table:table-cell office:value-type="string" calcext:value-type="string">
            <text:p><text:span text:style-name="T2">Annotationes in epistolam Pauli ad Romanos unam et ad Corinthios duas</text:span></text:p>
          </table:table-cell>
          <table:table-cell office:value-type="string" calcext:value-type="string">
            <text:p>Johannes Herwagen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Strassburg</text:p>
          </table:table-cell>
          <table:table-cell table:style-name="ce18" office:value-type="string" calcext:value-type="string">
            <text:p><text:span text:style-name="T9"><text:a xlink:href="https://digital.staatsbibliothek-berlin.de/werkansicht/?PPN=PPN773861106" xlink:type="simple">https://digital.staatsbibliothek-berlin.de/werkansicht/?PPN=PPN773861106</text:a></text:span></text:p>
          </table:table-cell>
          <table:table-cell table:style-name="ce1" office:value-type="string" calcext:value-type="string">
            <text:p/>
            <text:p><text:span text:style-name="T16">Staatsbibliothek zu Berlin</text:span></text:p>
          </table:table-cell>
          <table:table-cell office:value-type="string" calcext:value-type="string">
            <text:p>Bt 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3861106-00001-773861106-00157</text:p>
          </table:table-cell>
          <table:table-cell office:value-type="float" office:value="151" calcext:value-type="float">
            <text:p>151</text:p>
          </table:table-cell>
        </table:table-row>
        <table:table-row table:style-name="ro5">
          <table:table-cell table:style-name="ce9" office:value-type="string" calcext:value-type="string">
            <text:p>Melanchthon_1-2Cor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hilipp Melanchthon</text:p>
          </table:table-cell>
          <table:table-cell office:value-type="string" calcext:value-type="string">
            <text:p><text:span text:style-name="T2">Annotationes in epistolam Pauli ad Romanos unam et ad Corinthios duas</text:span></text:p>
          </table:table-cell>
          <table:table-cell office:value-type="string" calcext:value-type="string">
            <text:p>Johannes Herwagen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Strassburg</text:p>
          </table:table-cell>
          <table:table-cell table:style-name="ce18" office:value-type="string" calcext:value-type="string">
            <text:p><text:span text:style-name="T9"><text:a xlink:href="https://digital.staatsbibliothek-berlin.de/werkansicht/?PPN=PPN773861106" xlink:type="simple">https://digital.staatsbibliothek-berlin.de/werkansicht/?PPN=PPN773861106</text:a></text:span></text:p>
          </table:table-cell>
          <table:table-cell table:style-name="ce1" office:value-type="string" calcext:value-type="string">
            <text:p/>
            <text:p><text:span text:style-name="T16">Staatsbibliothek zu Berlin</text:span></text:p>
          </table:table-cell>
          <table:table-cell office:value-type="string" calcext:value-type="string">
            <text:p>Bt 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3861106-00001-77386158-00314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table:style-name="ce15" office:value-type="string" calcext:value-type="string">
            <text:p><text:span text:style-name="T3">Oekolampadius_Rom</text:span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Johannes <text:span text:style-name="T5">Oekolampadius</text:span></text:p>
          </table:table-cell>
          <table:table-cell table:style-name="ce11" office:value-type="string" calcext:value-type="string">
            <text:p><text:span text:style-name="T10">In epistolam B. Pauli apost. ad Rhomanos adnotationes</text:span></text:p>
          </table:table-cell>
          <table:table-cell office:value-type="string" calcext:value-type="string">
            <text:p>Cratander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Basel</text:p>
          </table:table-cell>
          <table:table-cell table:style-name="ce17" office:value-type="string" calcext:value-type="string">
            <text:p><text:span text:style-name="T13"> </text:span><text:span text:style-name="T14"><text:a xlink:href="https://doi.org/10.3931/e-rara-8160" xlink:type="simple">https://doi.org/10.3931/e-rara-8160</text:a></text:span></text:p>
          </table:table-cell>
          <table:table-cell office:value-type="string" calcext:value-type="string">
            <text:p>Zentralbibliothek Zürich,</text:p>
          </table:table-cell>
          <table:table-cell office:value-type="string" calcext:value-type="string">
            <text:p><text:a xlink:href="https://uzb.swisscovery.ch/discovery/fulldisplay?docid=alma990046764100205508&amp;context=L&amp;vid=41SLSP_UZB:UZB&amp;lang=de&amp;adaptor=Local%20Search%20Engine&amp;tab=LibraryCatalog&amp;offset=0" xlink:type="simple">C 283,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22868-2123104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table:style-name="ce15" office:value-type="string" calcext:value-type="string">
            <text:p><text:span text:style-name="T3">Oekolampadius_Hebr</text:span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Johannes Oekolampadius</text:p>
          </table:table-cell>
          <table:table-cell table:style-name="ce12" office:value-type="string" calcext:value-type="string">
            <text:p><text:span text:style-name="T3">In Epistolam Ad Hebraeos explanationes</text:span></text:p>
          </table:table-cell>
          <table:table-cell/>
          <table:table-cell table:style-name="ce15" office:value-type="string" calcext:value-type="string">
            <text:p><text:span text:style-name="T3">1534</text:span>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digitale-sammlungen.de/en/details/bsb10180052" xlink:type="simple">https://www.digitale-sammlungen.de/en/details/bsb10180052</text:a></text:p>
          </table:table-cell>
          <table:table-cell table:style-name="ce1" office:value-type="string" calcext:value-type="string">
            <text:p><text:span text:style-name="T16">München, Bayerische Staatsbibliothek</text:span></text:p>
            <text:p/>
          </table:table-cell>
          <table:table-cell table:style-name="ce1" office:value-type="string" calcext:value-type="string">
            <text:p><text:span text:style-name="T16">Hom. 1112#Beibd.1</text:span></text:p>
            <text:p/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sb10180052_00001-bsb10180052_00382</text:p>
          </table:table-cell>
          <table:table-cell office:value-type="float" office:value="382" calcext:value-type="float">
            <text:p>382</text:p>
          </table:table-cell>
        </table:table-row>
        <table:table-row table:style-name="ro5">
          <table:table-cell office:value-type="string" calcext:value-type="string">
            <text:p>Olevian_Eph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table:style-name="ce5" office:value-type="string" calcext:value-type="string">
            <text:p><text:span text:style-name="T6">Kaspar Olevian</text:span></text:p>
          </table:table-cell>
          <table:table-cell table:style-name="ce10" office:value-type="string" calcext:value-type="string">
            <text:p><text:span text:style-name="T9">Notae in epistolam Pauli apostoli ad Ephesios</text:span></text:p>
          </table:table-cell>
          <table:table-cell office:value-type="string" calcext:value-type="string">
            <text:p>Christoph Corvin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Herborna</text:p>
          </table:table-cell>
          <table:table-cell office:value-type="string" calcext:value-type="string">
            <text:p><text:a xlink:href="https://www.digitale-sammlungen.de/en/details/bsb10176929" xlink:type="simple">https://www.digitale-sammlungen.de/en/details/bsb10176929</text:a></text:p>
          </table:table-cell>
          <table:table-cell table:style-name="ce1" office:value-type="string" calcext:value-type="string">
            <text:p><text:span text:style-name="T16">München, Bayerische Staatsbibliothek</text:span></text:p>
            <text:p/>
          </table:table-cell>
          <table:table-cell table:style-name="ce1" office:value-type="string" calcext:value-type="string">
            <text:p><text:span text:style-name="T16">Exeg. 816</text:span></text:p>
            <text:p/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bsb10176929_00001-bsb10176929_0030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style-name="ce9" office:value-type="string" calcext:value-type="string">
            <text:p><text:span text:style-name="T2">Rollock_Eph</text:span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obert Rollock</text:p>
          </table:table-cell>
          <table:table-cell table:style-name="ce9" office:value-type="string" calcext:value-type="string">
            <text:p><text:span text:style-name="T2">In Epistolam S. Pauli apostoli ad Ephesios</text:span></text:p>
          </table:table-cell>
          <table:table-cell office:value-type="string" calcext:value-type="string">
            <text:p>François le Preux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Genève</text:p>
          </table:table-cell>
          <table:table-cell table:style-name="ce18" office:value-type="string" calcext:value-type="string">
            <text:p><text:span text:style-name="T9"><text:a xlink:href="https://doi.org/10.3931/e-rara-1263" xlink:type="simple">https://doi.org/10.3931/e-rara-1263</text:a></text:span></text:p>
          </table:table-cell>
          <table:table-cell office:value-type="string" calcext:value-type="string">
            <text:p>Universitätsbibliothek Basel</text:p>
          </table:table-cell>
          <table:table-cell office:value-type="string" calcext:value-type="string">
            <text:p><text:a xlink:href="https://ubs.swisscovery.ch/discovery/fulldisplay?docid=alma9933967640105504&amp;context=L&amp;vid=41SLSP_UBS:live&amp;lang=de&amp;adaptor=Local%20Search%20Engine&amp;tab=LibraryCatalog&amp;offset=0" xlink:type="simple">UBH Frey-Gryn G VI 22: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5266-34571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Bucer_Eph_test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Martin Bucer</text:p>
          </table:table-cell>
          <table:table-cell table:style-name="ce13" office:value-type="string" calcext:value-type="string">
            <text:p>Epistolam ad Ephesios</text:p>
          </table:table-cell>
          <table:table-cell table:style-name="ce14" office:value-type="string" calcext:value-type="string">
            <text:p>Anonymus</text:p>
          </table:table-cell>
          <table:table-cell table:style-name="ce13" office:value-type="float" office:value="1527" calcext:value-type="float">
            <text:p>1527</text:p>
          </table:table-cell>
          <table:table-cell table:style-name="ce13" office:value-type="string" calcext:value-type="string">
            <text:p>Strassburg</text:p>
          </table:table-cell>
          <table:table-cell table:style-name="ce13" office:value-type="string" calcext:value-type="string">
            <text:p><text:span text:style-name="T15"><text:a xlink:href="https://mdz-nbn-resolving.de/urn:nbn:de:bvb:12-bsb00035303-6" xlink:type="simple">https://mdz-nbn-resolving.de/urn:nbn:de:bvb:12-bsb00035303-6</text:a></text:span></text:p>
          </table:table-cell>
          <table:table-cell table:style-name="ce13" office:value-type="string" calcext:value-type="string">
            <text:p><text:span text:style-name="T17">Münche</text:span>n Bayerische Staatsbibliothek</text:p>
          </table:table-cell>
          <table:table-cell table:style-name="ce20" office:value-type="string" calcext:value-type="string">
            <text:p>Polem. 408 Beibd.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bsb0003503_0043-bsb0003503_0224</text:p>
          </table:table-cell>
          <table:table-cell table:style-name="ce23" office:value-type="float" office:value="224" calcext:value-type="float">
            <text:p>224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16"/>
          <table:table-cell table:style-name="Default" table:formula="of:=SUM([.R2:.R15])" office:value-type="float" office:value="4233" calcext:value-type="float">
            <text:p>4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2:31:34.649250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1:29:45.074547473</meta:creation-date>
    <dc:date>2026-02-28T15:35:02.369963878</dc:date>
    <meta:editing-duration>PT1H57M39S</meta:editing-duration>
    <meta:editing-cycles>11</meta:editing-cycles>
    <meta:generator>LibreOffice/24.2.7.2$Linux_X86_64 LibreOffice_project/420$Build-2</meta:generator>
    <meta:document-statistic meta:table-count="1" meta:cell-count="259" meta:object-count="0"/>
  </office:meta>
</office:document-meta>
</file>